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d0624" officeooo:paragraph-rsid="001d0624"/>
    </style:style>
    <style:style style:name="P2" style:family="paragraph" style:parent-style-name="Standard">
      <style:text-properties officeooo:rsid="00189747" officeooo:paragraph-rsid="00189747"/>
    </style:style>
    <style:style style:name="P3" style:family="paragraph" style:parent-style-name="Standard" style:list-style-name="L1">
      <style:text-properties officeooo:rsid="00189747" officeooo:paragraph-rsid="00189747"/>
    </style:style>
    <style:style style:name="P4" style:family="paragraph" style:parent-style-name="Standard" style:list-style-name="L2">
      <style:text-properties officeooo:rsid="00189747" officeooo:paragraph-rsid="00189747"/>
    </style:style>
    <style:style style:name="P5" style:family="paragraph" style:parent-style-name="Text_20_body">
      <style:text-properties officeooo:rsid="001d0624" officeooo:paragraph-rsid="001d0624"/>
    </style:style>
    <style:style style:name="P6" style:family="paragraph" style:parent-style-name="Text_20_body">
      <style:text-properties officeooo:paragraph-rsid="001d0624"/>
    </style:style>
    <style:style style:name="P7" style:family="paragraph" style:parent-style-name="Text_20_body" style:list-style-name="L3">
      <style:text-properties officeooo:rsid="001e0974" officeooo:paragraph-rsid="001e0974"/>
    </style:style>
    <style:style style:name="P8" style:family="paragraph" style:parent-style-name="Text_20_body">
      <style:text-properties officeooo:rsid="001e0974" officeooo:paragraph-rsid="001e0974"/>
    </style:style>
    <style:style style:name="P9" style:family="paragraph" style:parent-style-name="Text_20_body" style:list-style-name="L4">
      <style:text-properties officeooo:rsid="001e0974" officeooo:paragraph-rsid="001e0974"/>
    </style:style>
    <style:style style:name="P10" style:family="paragraph" style:parent-style-name="Text_20_body" style:list-style-name="L4">
      <style:text-properties officeooo:rsid="001f046d" officeooo:paragraph-rsid="001f046d"/>
    </style:style>
    <style:style style:name="P11" style:family="paragraph" style:parent-style-name="Text_20_body" style:list-style-name="L4">
      <style:text-properties officeooo:rsid="001f41c4" officeooo:paragraph-rsid="001f41c4"/>
    </style:style>
    <style:style style:name="P12" style:family="paragraph" style:parent-style-name="Text_20_body" style:list-style-name="L4">
      <style:text-properties officeooo:rsid="00216c06" officeooo:paragraph-rsid="00216c06"/>
    </style:style>
    <style:style style:name="P13" style:family="paragraph" style:parent-style-name="Text_20_body">
      <style:text-properties officeooo:rsid="0023269e" officeooo:paragraph-rsid="0023269e"/>
    </style:style>
    <style:style style:name="P14" style:family="paragraph" style:parent-style-name="Text_20_body" style:list-style-name="L5">
      <style:text-properties officeooo:rsid="0023269e" officeooo:paragraph-rsid="0023269e"/>
    </style:style>
    <style:style style:name="P15" style:family="paragraph" style:parent-style-name="Text_20_body">
      <style:text-properties officeooo:rsid="00264949" officeooo:paragraph-rsid="00264949"/>
    </style:style>
    <style:style style:name="P16" style:family="paragraph" style:parent-style-name="Text_20_body">
      <style:text-properties officeooo:rsid="0027c722" officeooo:paragraph-rsid="0027c722"/>
    </style:style>
    <style:style style:name="P17" style:family="paragraph" style:parent-style-name="Text_20_body" style:list-style-name="L6">
      <style:text-properties officeooo:rsid="0027c722" officeooo:paragraph-rsid="0027c722"/>
    </style:style>
    <style:style style:name="P18" style:family="paragraph" style:parent-style-name="Text_20_body" style:list-style-name="L7">
      <style:text-properties officeooo:rsid="0028a60d" officeooo:paragraph-rsid="0028a60d"/>
    </style:style>
    <style:style style:name="P19" style:family="paragraph" style:parent-style-name="Text_20_body" style:list-style-name="L7">
      <style:text-properties officeooo:rsid="002bc36b" officeooo:paragraph-rsid="002bc36b"/>
    </style:style>
    <style:style style:name="P20" style:family="paragraph" style:parent-style-name="Text_20_body">
      <style:text-properties officeooo:rsid="002bc36b" officeooo:paragraph-rsid="002bc36b"/>
    </style:style>
    <style:style style:name="P21" style:family="paragraph" style:parent-style-name="Text_20_body">
      <style:text-properties officeooo:rsid="002c36d6" officeooo:paragraph-rsid="002c36d6"/>
    </style:style>
    <style:style style:name="P22" style:family="paragraph" style:parent-style-name="Text_20_body">
      <style:text-properties officeooo:rsid="002e32f0" officeooo:paragraph-rsid="002e32f0"/>
    </style:style>
    <style:style style:name="P23" style:family="paragraph" style:parent-style-name="Text_20_body" style:list-style-name="L8">
      <style:text-properties officeooo:rsid="002f789e" officeooo:paragraph-rsid="002f789e"/>
    </style:style>
    <style:style style:name="P24" style:family="paragraph" style:parent-style-name="Text_20_body">
      <style:text-properties officeooo:rsid="002f789e" officeooo:paragraph-rsid="002f789e"/>
    </style:style>
    <style:style style:name="P25" style:family="paragraph" style:parent-style-name="Text_20_body">
      <style:text-properties officeooo:rsid="00311116" officeooo:paragraph-rsid="00311116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bdff"/>
    </style:style>
    <style:style style:name="T4" style:family="text">
      <style:text-properties officeooo:rsid="002a797d"/>
    </style:style>
    <style:style style:name="T5" style:family="text">
      <style:text-properties officeooo:rsid="002e32f0"/>
    </style:style>
    <style:style style:name="T6" style:family="text">
      <style:text-properties officeooo:rsid="002edb5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ared Memory Programming with Pthreads</text:p>
      <text:p text:style-name="P2"/>
      <text:p text:style-name="P2">process – an instance of a running (or suspended) program</text:p>
      <text:p text:style-name="P2">threads – analogous to a “lightweight” process.</text:p>
      <text:p text:style-name="P2"/>
      <text:p text:style-name="P2">In a shared memory program, a single process may have multiple threads of control.</text:p>
      <text:list xml:id="list1891812336" text:style-name="L1">
        <text:list-item>
          <text:p text:style-name="P3">See Firefox and how each extension is often made as its own thread</text:p>
        </text:list-item>
      </text:list>
      <text:p text:style-name="P2"/>
      <text:p text:style-name="P2">POSIX threads</text:p>
      <text:list xml:id="list1201907533" text:style-name="L2">
        <text:list-item>
          <text:p text:style-name="P4">also known as Pthreads</text:p>
        </text:list-item>
        <text:list-item>
          <text:p text:style-name="P4">a standard for Unix-like operating systems. </text:p>
        </text:list-item>
        <text:list-item>
          <text:p text:style-name="P4">A library that can be linked with C programs. </text:p>
        </text:list-item>
        <text:list-item>
          <text:p text:style-name="P4">Specifies an API for multi-threaded programming. </text:p>
        </text:list-item>
      </text:list>
      <text:p text:style-name="P2"/>
      <text:p text:style-name="P2">API – application programming interface</text:p>
      <text:p text:style-name="P2"/>
      <text:p text:style-name="P2"/>
      <text:p text:style-name="P2"/>
      <text:h text:style-name="P1" text:outline-level="2">After Class Notes</text:h>
      <text:p text:style-name="P5">Slides: 03.pdf, 04.pdf</text:p>
      <text:p text:style-name="P5"/>
      <text:h text:style-name="Heading_20_3" text:outline-level="3">Multi-threading </text:h>
      <text:list xml:id="list2362334586" text:style-name="L3">
        <text:list-item>
          <text:p text:style-name="P7">provides a means to continue doing useful work when the currently executing task has stalled </text:p>
          <text:list>
            <text:list-item>
              <text:p text:style-name="P7">for example, when a task is waiting for long memory latency</text:p>
            </text:list-item>
          </text:list>
        </text:list-item>
        <text:list-item>
          <text:p text:style-name="P7">it’s lighter weight than multitasking, because context switching is more costly than thread switching </text:p>
          <text:list>
            <text:list-item>
              <text:p text:style-name="P7">except in some instance?????</text:p>
            </text:list-item>
          </text:list>
        </text:list-item>
        <text:list-item>
          <text:p text:style-name="P7">Two kinds</text:p>
          <text:list>
            <text:list-item>
              <text:p text:style-name="P7">Software-based (POSIX threads)</text:p>
              <text:list>
                <text:list-item>
                  <text:p text:style-name="P7">hardware still traps on long-latency processes</text:p>
                </text:list-item>
                <text:list-item>
                  <text:p text:style-name="P7">Software handles thread context swithc</text:p>
                </text:list-item>
                <text:list-item>
                  <text:p text:style-name="P7">issues with overhead and “multi-level” control</text:p>
                </text:list-item>
              </text:list>
            </text:list-item>
            <text:list-item>
              <text:p text:style-name="P7">Hardware-based</text:p>
              <text:list>
                <text:list-item>
                  <text:p text:style-name="P7">User defines threads (or kernel)</text:p>
                </text:list-item>
                <text:list-item>
                  <text:p text:style-name="P7">Hardware “helps” in context switch</text:p>
                </text:list-item>
                <text:list-item>
                  <text:p text:style-name="P7">Ex: IBM Power5, Pentium-4</text:p>
                </text:list-item>
              </text:list>
            </text:list-item>
          </text:list>
        </text:list-item>
      </text:list>
      <text:p text:style-name="P8"><text:soft-page-break/></text:p>
      <text:p text:style-name="P8"/>
      <text:h text:style-name="Heading_20_3" text:outline-level="3">Types of Hardware multithreading</text:h>
      <text:list xml:id="list2668980280" text:style-name="L4">
        <text:list-item>
          <text:p text:style-name="P9">Fine-grained – processor switches between threads after each instruction, skipping stalled threads.</text:p>
          <text:list>
            <text:list-item>
              <text:p text:style-name="P11">In fine-grained, the processor switches threads after every instruction (of any thread) it issues. </text:p>
            </text:list-item>
            <text:list-item>
              <text:p text:style-name="P9">Pros: potential to avoid wasted machine time due to stalls. </text:p>
            </text:list-item>
            <text:list-item>
              <text:p text:style-name="P9">Cons: threads ready to execute long sequences of instructions may have wait times between each instruction because of the switch</text:p>
            </text:list-item>
          </text:list>
        </text:list-item>
        <text:list-item>
          <text:p text:style-name="P9">Coarse-grained – processor only switches threads that are stalled waiting for a time-consuming operation to complete</text:p>
          <text:list>
            <text:list-item>
              <text:p text:style-name="P10">In coarse-grained, the processor will keep issuing instructions until the current thread hits a stall, of which <text:span text:style-name="T1">then</text:span> the switch occurs. </text:p>
              <text:list>
                <text:list-item>
                  <text:p text:style-name="P12">In coarse-grained, a cycle is lost between each switch. </text:p>
                </text:list-item>
              </text:list>
            </text:list-item>
            <text:list-item>
              <text:p text:style-name="P9">Pros: switching threads doesn’t need to be nearly instantaneous</text:p>
            </text:list-item>
            <text:list-item>
              <text:p text:style-name="P9">Cons: processor can be idled on shorter stalls, and thread switching will also cause delays</text:p>
            </text:list-item>
          </text:list>
        </text:list-item>
        <text:list-item>
          <text:p text:style-name="P9">Simultaneous – a variation of fine-grained, allows multiple threads to make use of the multiple functional units. </text:p>
          <text:p text:style-name="P9"/>
        </text:list-item>
      </text:list>
      <text:h text:style-name="Heading_20_3" text:outline-level="3">Cores</text:h>
      <text:list xml:id="list3823205840" text:style-name="L5">
        <text:list-item>
          <text:p text:style-name="P14">Hyper-threading works by duplicating the sections of the processor that store the architectural state. </text:p>
          <text:list>
            <text:list-item>
              <text:p text:style-name="P14">This is how a computer can appear to have 2 cores when it only actually has one. An extra processor is being emulated. </text:p>
            </text:list-item>
          </text:list>
        </text:list-item>
      </text:list>
      <text:p text:style-name="P6"/>
      <text:p text:style-name="P13">See <text:a xlink:type="simple" xlink:href="../Class%203%20and%20notes.odt" text:style-name="Internet_20_link" text:visited-style-name="Visited_20_Internet_20_Link">Lecture 3 </text:a><text:a xlink:type="simple" xlink:href="../Class%203%20and%20notes.odt" text:style-name="Internet_20_link" text:visited-style-name="Visited_20_Internet_20_Link"><text:span text:style-name="T3">notes</text:span></text:a></text:p>
      <text:p text:style-name="P13"/>
      <text:p text:style-name="P15">Skipping to Lecture 4 stuff</text:p>
      <text:p text:style-name="P15"/>
      <text:p text:style-name="P16">So the anatomy of a process</text:p>
      <text:list xml:id="list2770062980" text:style-name="L6">
        <text:list-item>
          <text:p text:style-name="P17"><text:soft-page-break/>A process has the code, data, and files of the program.</text:p>
        </text:list-item>
        <text:list-item>
          <text:p text:style-name="P17">A process has at least one thread, with its own registers and stack. </text:p>
          <text:list>
            <text:list-item>
              <text:p text:style-name="P17">A process can have more than one thread, and that’s a multithreaded process</text:p>
            </text:list-item>
          </text:list>
        </text:list-item>
      </text:list>
      <text:p text:style-name="P16"/>
      <text:h text:style-name="Heading_20_3" text:outline-level="3">Global variables</text:h>
      <text:list xml:id="list3073118499" text:style-name="L7">
        <text:list-item>
          <text:p text:style-name="P18">in the context of threads, they should only be used as shared variables; <text:span text:style-name="T4">something</text:span> that all threads can access. </text:p>
        </text:list-item>
        <text:list-item>
          <text:p text:style-name="P19">They can introduce subtle and confusing bugs otherwise. </text:p>
        </text:list-item>
      </text:list>
      <text:p text:style-name="P20"/>
      <text:p text:style-name="P21">Critical sections – ah, here’s the 1550 s<text:span text:style-name="T5">tuff.</text:span></text:p>
      <text:p text:style-name="P21"/>
      <text:p text:style-name="P22"><text:span text:style-name="T2">Critical sections</text:span> – <text:span text:style-name="T6">parts of code that use resources that all of the threads share. They’re supposed to be protected in a way that avoids threads concurrently accessing or altering those resources. This is where those locks and semaphores are used. </text:span></text:p>
      <text:list xml:id="list2320161610" text:style-name="L8">
        <text:list-item>
          <text:p text:style-name="P23">Keep that in mind; when you are using shared resources, always remember to surround that part of your code with some kind of lock to avoid erroneous behavior</text:p>
        </text:list-item>
      </text:list>
      <text:p text:style-name="P24"/>
      <text:p text:style-name="P25">Race condition –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3:56:52.530213932</meta:creation-date>
    <dc:date>2021-09-13T18:37:18.572631098</dc:date>
    <meta:editing-duration>PT43M9S</meta:editing-duration>
    <meta:editing-cycles>20</meta:editing-cycles>
    <meta:generator>LibreOffice/7.2.0.4$Linux_X86_64 LibreOffice_project/20$Build-4</meta:generator>
    <meta:document-statistic meta:table-count="0" meta:image-count="0" meta:object-count="0" meta:page-count="3" meta:paragraph-count="55" meta:word-count="543" meta:character-count="3298" meta:non-whitespace-character-count="2819"/>
  </office:meta>
</office:document-meta>
</file>